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Welcome to ZDTSS_Transport application.</text:p>
      <text:p text:style-name="Standard"/>
      <text:p text:style-name="Standard"><text:tab/>The purpose of the application is to help the Client (You) <text:s/>get it's goods </text:p>
      <text:p text:style-name="Standard">from a point to another with the help of a courier firm.</text:p>
      <text:p text:style-name="Standard"/>
      <text:p text:style-name="Standard"><text:tab/>The Client actions are :</text:p>
      <text:p text:style-name="Standard"/>
      <text:p text:style-name="Standard"><text:tab/><text:tab/>1.Command:-Add New Command</text:p>
      <text:p text:style-name="Standard"><text:s/><text:tab/> <text:s/><text:tab/><text:tab/> <text:s text:c="8"/>-View Previous Commands</text:p>
      <text:p text:style-name="Standard"><text:tab/><text:tab/>2.Edit profile</text:p>
      <text:p text:style-name="Standard"><text:tab/><text:tab/>3.View Command status</text:p>
      <text:p text:style-name="Standard"><text:tab/><text:tab/>4.Help (Self explanatory)</text:p>
      <text:p text:style-name="Standard"/>
      <text:p text:style-name="Standard">1.Add Command will show 2 windows : </text:p>
      <text:p text:style-name="Standard"><text:tab/>1st complete the fields with the information required</text:p>
      <text:p text:style-name="Standard"><text:tab/>2nd window will show when the delivery date will</text:p>
      <text:p text:style-name="Standard"/>
      <text:p text:style-name="Standard">2.Edit profile gives you the right to change information of your account</text:p>
      <text:p text:style-name="Standard"><text:tab/></text:p>
      <text:p text:style-name="Standard">The name of the project comes from :</text:p>
      <text:p text:style-name="Standard">ZDTSS (Zoltan , Dolha , Tibre , Simon , Stoica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1.198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1S</meta:editing-duration>
    <meta:editing-cycles>3</meta:editing-cycles>
    <meta:generator>OpenOffice.org/3.4.1$Win32 OpenOffice.org_project/341m1$Build-9593</meta:generator>
    <dc:date>2014-05-14T18:20:27.89</dc:date>
    <meta:document-statistic meta:table-count="0" meta:image-count="0" meta:object-count="0" meta:page-count="1" meta:paragraph-count="16" meta:word-count="103" meta:character-count="626"/>
    <meta:user-defined meta:name="Info 1"/>
    <meta:user-defined meta:name="Info 2"/>
    <meta:user-defined meta:name="Info 3"/>
    <meta:user-defined meta:name="Info 4"/>
  </office:meta>
</office:document-meta>
</file>